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071d" officeooo:paragraph-rsid="000d071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d071d" officeooo:paragraph-rsid="000d071d"/>
    </style:style>
    <style:style style:name="P3" style:family="paragraph" style:parent-style-name="Standard">
      <style:text-properties officeooo:rsid="000d071d" officeooo:paragraph-rsid="000db8a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bold" officeooo:rsid="000d071d" officeooo:paragraph-rsid="000d071d" style:font-weight-asian="bold" style:font-weight-complex="bold"/>
    </style:style>
    <style:style style:name="P5" style:family="paragraph" style:parent-style-name="Standard">
      <style:text-properties fo:font-weight="bold" officeooo:rsid="000d071d" officeooo:paragraph-rsid="000d071d" style:font-weight-asian="bold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d071d" officeooo:paragraph-rsid="000d071d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db8a8" officeooo:paragraph-rsid="000db8a8" style:font-weight-asian="bold" style:font-weight-complex="bold"/>
    </style:style>
    <style:style style:name="P8" style:family="paragraph" style:parent-style-name="Standard">
      <style:text-properties officeooo:rsid="000db8a8" officeooo:paragraph-rsid="000db8a8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0db8a8" officeooo:paragraph-rsid="000db8a8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1pt" fo:font-style="italic" officeooo:rsid="000db8a8" officeooo:paragraph-rsid="000db8a8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b8a8" style:font-style-asian="italic" style:font-style-complex="italic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0db8a8" style:font-weight-asian="bold" style:font-weight-complex="bold"/>
    </style:style>
    <style:style style:name="T5" style:family="text">
      <style:text-properties style:font-name="Courier New" officeooo:rsid="000db8a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b8a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mblebee Quick Start Guide</text:p>
      <text:p text:style-name="P1">Last updated: Nov 26, 2023</text:p>
      <text:p text:style-name="P1"/>
      <text:p text:style-name="P1">This document will provide a set of steps that will guide you through installing Bumblebee, sharing keys with another user, and using a few methods for sharing secrets with them.</text:p>
      <text:p text:style-name="P1"/>
      <text:p text:style-name="P1">This document is focused on simple use cases that will show you some basic functionality in Bumblebee. <text:s/>While there are a number of features and options in Bumblebee, this document will not go into those details.</text:p>
      <text:p text:style-name="P1"/>
      <text:p text:style-name="P5">Step 1. Installing Bumblebee</text:p>
      <text:p text:style-name="P4">Option A: Download runtime from Github repository</text:p>
      <text:p text:style-name="P2">Bumblebee is a single runtime. <text:s/>You can get the latest, pre-built version for your platform in the “Releases” section at <text:a xlink:type="simple" xlink:href="https://github.com/thoughtrealm/bumblebee" text:style-name="Internet_20_link" text:visited-style-name="Visited_20_Internet_20_Link">https://github.com/thoughtrealm/bumblebee</text:a>. <text:s/>Simply download and place the runtime in a common path in your OS. <text:s/>You can place it in a directory and just execute it directly from there, but that can result in command lines that are longer than necessary. <text:s/>It is recommended to place the runtime in a common path.</text:p>
      <text:p text:style-name="P2"/>
      <text:p text:style-name="P4">Option B: Build and install using the Go compiler</text:p>
      <text:p text:style-name="P2">If you have the Go compiler installed, you can clone the repo, then simply run “make install” in the root path of the repo. <text:s/></text:p>
      <text:p text:style-name="P2"/>
      <text:p text:style-name="P2">If you are on Windows and do not have the <text:span text:style-name="T1">make</text:span> utility installed, you can run “go install” instead. <text:s/>This build should work fine, with the one exception that the output of the “bee version” command will not be fully populated with build times.</text:p>
      <text:p text:style-name="P1"/>
      <text:p text:style-name="P1">Once installed, you can verify it is running correctly by simply typing…</text:p>
      <text:p text:style-name="P1"/>
      <text:p text:style-name="P6">bee</text:p>
      <text:p text:style-name="P1"/>
      <text:p text:style-name="P1">That will output the root help info. <text:s/>You can also run this to see the version info…</text:p>
      <text:p text:style-name="P1"/>
      <text:p text:style-name="P6">bee version</text:p>
      <text:p text:style-name="P1"/>
      <text:p text:style-name="P5">2. Initialize the Bumblebee environment</text:p>
      <text:p text:style-name="P1">The first step is to initialize the Bumblebee environment. <text:s/>This will create the default profile, populate the initial random key sets and some other artifacts that are required that are required for sharing secrets.</text:p>
      <text:p text:style-name="P1"/>
      <text:p text:style-name="P1">To do so, just run…</text:p>
      <text:p text:style-name="P1"/>
      <text:p text:style-name="P6">bee init</text:p>
      <text:p text:style-name="P1"/>
      <text:p text:style-name="P3">You will be asked about several options. <text:s/></text:p>
      <text:p text:style-name="P3"/>
      <text:p text:style-name="P3"><text:span text:style-name="T7">When asked, “</text:span><text:span text:style-name="T2">Enter a default sender key name or leave empty for none</text:span><text:span text:style-name="T7">”, provide a name you wish to use for the default sender account in this profile. <text:s/>It could be a name, a handle, an email address, whatever you wish to use for identifying yourself. <text:s/>The other user will be able to use whatever name </text:span><text:soft-page-break/><text:span text:style-name="T7">they wish to use in their user store for your identity. <text:s/>Bumblebee will always validate the sending identity, regardless of any name assignment.</text:span></text:p>
      <text:p text:style-name="P3"/>
      <text:p text:style-name="P3"><text:span text:style-name="T7">However, in a formal environment, like in a corporate environment, it is recommended to use something unique like your email address or an LDAP account name, etc.</text:span></text:p>
      <text:p text:style-name="P3"/>
      <text:p text:style-name="P3"><text:span text:style-name="T7">Otherwise, for the other questions, j</text:span>ust press enter for each to accept the default options for now.</text:p>
      <text:p text:style-name="P1"/>
      <text:p text:style-name="P1">Once the initialization is complete you can <text:span text:style-name="T7">view</text:span> the default profile <text:span text:style-name="T7">identities</text:span> by running…</text:p>
      <text:p text:style-name="P1"/>
      <text:p text:style-name="P6">bee list keypairs</text:p>
      <text:p text:style-name="P1"/>
      <text:p text:style-name="P1">That will show you the public keys only for the default and system key pairs.</text:p>
      <text:p text:style-name="P1"/>
      <text:p text:style-name="P1">You can use th<text:span text:style-name="T7">e “--</text:span><text:span text:style-name="T4">show-all</text:span><text:span text:style-name="T7">” flag </text:span>to see the seed and private keys as well…</text:p>
      <text:p text:style-name="P1"/>
      <text:p text:style-name="P6">bee list keypairs --show-all</text:p>
      <text:p text:style-name="P1"/>
      <text:p text:style-name="P1">Of course, be aware that the you must never share your private keys with anyone. <text:s/>By default, they are not printed out when listing the key pairs unless you provide the “--<text:span text:style-name="T3">show-all</text:span>” flag.</text:p>
      <text:p text:style-name="P1"/>
      <text:p text:style-name="P9"><text:span text:style-name="T9">Note</text:span><text:span text:style-name="T10">: Bumblebee makes use of X25519 key pair functionality. <text:s/>Specifically, it uses the </text:span><text:span text:style-name="T9">NKEYS</text:span><text:span text:style-name="T10"> repo/packages (</text:span><text:a xlink:type="simple" xlink:href="https://github.com/nats-io/nkeys" text:style-name="Internet_20_link" text:visited-style-name="Visited_20_Internet_20_Link"><text:span text:style-name="T10">https://github.com/nats-io/nkeys</text:span></text:a><text:span text:style-name="T10">). <text:s/></text:span><text:span text:style-name="T9">NKEYS</text:span><text:span text:style-name="T10"> is provided by the </text:span><text:span text:style-name="T9">NATS</text:span><text:span text:style-name="T10"> messaging server (</text:span><text:a xlink:type="simple" xlink:href="https://nats.io/" text:style-name="Internet_20_link" text:visited-style-name="Visited_20_Internet_20_Link"><text:span text:style-name="T10">https://nats.io/</text:span></text:a><text:span text:style-name="T10">). <text:s/></text:span></text:p>
      <text:p text:style-name="P10"/>
      <text:p text:style-name="P10">Each identity is configured with two key pairs: a <text:span text:style-name="T6">Cipher</text:span> and a <text:span text:style-name="T6">Signing</text:span><text:span text:style-name="T8"> key pair.</text:span> <text:s/>The <text:span text:style-name="T6">Cipher</text:span> key pair is a curve25519 key pair construction and is used for the encrypting and decrypting processes. <text:s/>The <text:span text:style-name="T6">Signing</text:span> key pair is an ed25519 key pair and is used for signing secrets sent by that identity, so that the receiving user can validate the sender’s identity. <text:s/>The curve25519 support is found in the <text:span text:style-name="T6">XKEYS</text:span> package of the <text:span text:style-name="T6">NKEYs</text:span> repo.</text:p>
      <text:p text:style-name="P1"/>
      <text:p text:style-name="P1">You can also see the users that you have setup by running…</text:p>
      <text:p text:style-name="P1"/>
      <text:p text:style-name="P6">bee list users</text:p>
      <text:p text:style-name="P1"/>
      <text:p text:style-name="P1"><text:span text:style-name="T7">Of course, a</text:span>t this point, you will find that your user list is empty. <text:s/>You must add or import users to your local profile(s). <text:s/><text:span text:style-name="T7">We will do this in this Quick Start Guide.</text:span></text:p>
      <text:p text:style-name="P8"/>
      <text:p text:style-name="P5"><text:span text:style-name="T7">Step </text:span>3. Export your keys <text:span text:style-name="T7">in order </text:span>to share them with another user</text:p>
      <text:p text:style-name="P1">To share secrets with another user, you must provide them with your public keys. <text:s/><text:span text:style-name="T7">This can be done easily by exporting your keys. <text:s/>There are several ways to do this, but will just focus on exporting them to a file.</text:span></text:p>
      <text:p text:style-name="P1"/>
      <text:p text:style-name="P8">To do this, run…</text:p>
      <text:p text:style-name="P8"/>
      <text:p text:style-name="P7">bee export user &lt;username&gt; --from-keypairs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39.950404293</meta:creation-date>
    <dc:date>2023-11-26T22:43:42.117992179</dc:date>
    <meta:editing-duration>PT2H2M</meta:editing-duration>
    <meta:editing-cycles>3</meta:editing-cycles>
    <meta:generator>LibreOffice/7.5.8.2$MacOSX_AARCH64 LibreOffice_project/f718d63693263970429a68f568db6046aaa9df01</meta:generator>
    <meta:document-statistic meta:table-count="0" meta:image-count="0" meta:object-count="0" meta:page-count="2" meta:paragraph-count="37" meta:word-count="741" meta:character-count="4266" meta:non-whitespace-character-count="3539"/>
  </office:meta>
</office:document-meta>
</file>